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ExcelTextExtractor.MsExcel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ExcelTextExtractor.extractText( InputStream stream , String 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